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848" calcext:value-type="float">
            <text:p>30.02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848" calcext:value-type="float">
            <text:p>30.02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848" calcext:value-type="float">
            <text:p>30.02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4992" calcext:value-type="float">
            <text:p>30.03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6808" calcext:value-type="float">
            <text:p>30.08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04" calcext:value-type="float">
            <text:p>30.03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6328" calcext:value-type="float">
            <text:p>30.05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6328" calcext:value-type="float">
            <text:p>30.05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3928" calcext:value-type="float">
            <text:p>29.90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2448" calcext:value-type="float">
            <text:p>29.49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4432" calcext:value-type="float">
            <text:p>29.36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5696" calcext:value-type="float">
            <text:p>27.28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192" calcext:value-type="float">
            <text:p>27.06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0728" calcext:value-type="float">
            <text:p>27.16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1608" calcext:value-type="float">
            <text:p>26.58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9104" calcext:value-type="float">
            <text:p>26.35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3032" calcext:value-type="float">
            <text:p>25.78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4728" calcext:value-type="float">
            <text:p>24.87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5224" calcext:value-type="float">
            <text:p>25.79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5704" calcext:value-type="float">
            <text:p>25.82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136" calcext:value-type="float">
            <text:p>27.37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8472" calcext:value-type="float">
            <text:p>27.39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7368" calcext:value-type="float">
            <text:p>26.94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1064" calcext:value-type="float">
            <text:p>26.80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9688" calcext:value-type="float">
            <text:p>26.45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008" calcext:value-type="float">
            <text:p>26.35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8584" calcext:value-type="float">
            <text:p>26.00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7312" calcext:value-type="float">
            <text:p>25.73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944" calcext:value-type="float">
            <text:p>25.84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4264" calcext:value-type="float">
            <text:p>25.73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0152" calcext:value-type="float">
            <text:p>25.60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576" calcext:value-type="float">
            <text:p>24.80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6336" calcext:value-type="float">
            <text:p>24.78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6336" calcext:value-type="float">
            <text:p>24.78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3</text:p>
          </table:table-cell>
          <table:table-cell office:value-type="string" calcext:value-type="string">
            <text:p>202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9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951" meta:object-count="0"/>
    <meta:user-defined meta:name="AppVersion">3.0</meta:user-defined>
  </office:meta>
</office:document-meta>
</file>